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5c64b4" style:font-size-asian="12pt" style:font-size-complex="12pt"/>
    </style:style>
    <style:style style:name="P3"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7280db" style:font-size-asian="12pt" style:font-size-complex="12pt"/>
    </style:style>
    <style:style style:name="P4"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280db" style:font-size-asian="12pt" style:font-size-complex="12pt"/>
    </style:style>
    <style:style style:name="P5"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792e85" officeooo:paragraph-rsid="01792e85" style:font-size-asian="12pt" style:font-size-complex="12pt"/>
    </style:style>
    <style:style style:name="P6" style:family="paragraph" style:parent-style-name="Answer">
      <style:paragraph-properties fo:margin-top="0in" fo:margin-bottom="0in" loext:contextual-spacing="false" fo:line-height="100%" fo:text-align="justify" style:justify-single-word="false">
        <style:tab-stops/>
      </style:paragraph-properties>
      <style:text-properties style:font-name="Liberation Serif" fo:font-size="12pt" officeooo:rsid="017f086e" officeooo:paragraph-rsid="017f086e" style:font-size-asian="12pt" style:font-size-complex="12pt"/>
    </style:style>
    <style:style style:name="P7" style:family="paragraph" style:parent-style-name="Question">
      <style:paragraph-properties fo:margin-top="0in" fo:margin-bottom="0in" loext:contextual-spacing="false" fo:line-height="100%" fo:text-align="justify" style:justify-single-word="false">
        <style:tab-stops/>
      </style:paragraph-properties>
      <style:text-properties style:font-name="Liberation Serif" fo:font-size="12pt" officeooo:rsid="0172d51b" officeooo:paragraph-rsid="0172d51b" style:font-size-asian="12pt" style:font-size-complex="12pt"/>
    </style:style>
    <style:style style:name="P8" style:family="paragraph" style:parent-style-name="Answer">
      <style:text-properties officeooo:rsid="01750087" officeooo:paragraph-rsid="01750087"/>
    </style:style>
    <style:style style:name="P9" style:family="paragraph" style:parent-style-name="Answer">
      <style:text-properties officeooo:rsid="01750087" officeooo:paragraph-rsid="01759d28"/>
    </style:style>
    <style:style style:name="P10" style:family="paragraph" style:parent-style-name="Answer">
      <style:text-properties officeooo:rsid="01759d28" officeooo:paragraph-rsid="01759d28"/>
    </style:style>
    <style:style style:name="P11" style:family="paragraph" style:parent-style-name="Answer">
      <style:text-properties officeooo:paragraph-rsid="01759d28"/>
    </style:style>
    <style:style style:name="P12" style:family="paragraph" style:parent-style-name="Answer">
      <style:text-properties officeooo:rsid="01776dcf" officeooo:paragraph-rsid="01776dcf"/>
    </style:style>
    <style:style style:name="P13" style:family="paragraph" style:parent-style-name="Answer">
      <style:text-properties officeooo:rsid="01796e1d" officeooo:paragraph-rsid="01796e1d"/>
    </style:style>
    <style:style style:name="P14" style:family="paragraph" style:parent-style-name="Answer">
      <style:paragraph-properties fo:margin-left="0in" fo:margin-right="0.5in" fo:text-indent="0in" style:auto-text-indent="false"/>
    </style:style>
    <style:style style:name="P15" style:family="paragraph" style:parent-style-name="Answer">
      <style:paragraph-properties fo:margin-left="0in" fo:margin-right="0.5in" fo:text-indent="0in" style:auto-text-indent="false"/>
      <style:text-properties officeooo:paragraph-rsid="017280db"/>
    </style:style>
    <style:style style:name="P16" style:family="paragraph" style:parent-style-name="Question" style:list-style-name="L1" style:master-page-name="Standard">
      <style:paragraph-properties fo:margin-left="0.25in" fo:margin-right="0.25in" fo:margin-top="0in" fo:margin-bottom="0in" loext:contextual-spacing="false" fo:line-height="100%" fo:text-align="justify" style:justify-single-word="false" fo:text-indent="-0.25in" style:auto-text-indent="false" style:page-number="auto" fo:break-before="page">
        <style:tab-stops/>
      </style:paragraph-properties>
      <style:text-properties style:font-name="Liberation Serif" fo:font-size="12pt" officeooo:rsid="0172d51b" officeooo:paragraph-rsid="0172d51b" style:font-size-asian="12pt" style:font-size-complex="12pt"/>
    </style:style>
    <style:style style:name="P17"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d51b" officeooo:paragraph-rsid="0172d51b" style:font-size-asian="12pt" style:font-size-complex="12pt"/>
    </style:style>
    <style:style style:name="P18" style:family="paragraph" style:parent-style-name="Question" style:list-style-name="L2">
      <style:paragraph-properties fo:margin-top="0in" fo:margin-bottom="0in" loext:contextual-spacing="false" fo:line-height="100%" fo:text-align="justify" style:justify-single-word="false">
        <style:tab-stops/>
      </style:paragraph-properties>
      <style:text-properties style:font-name="Liberation Serif" fo:font-size="12pt" officeooo:rsid="0172d51b" officeooo:paragraph-rsid="0172d51b" style:font-size-asian="12pt" style:font-size-complex="12pt"/>
    </style:style>
    <style:style style:name="P19" style:family="paragraph" style:parent-style-name="Answer">
      <style:text-properties style:font-name="Liberation Serif" fo:font-size="12pt" officeooo:rsid="01759d28" officeooo:paragraph-rsid="01759d28" style:font-size-asian="12pt" style:font-size-complex="12pt"/>
    </style:style>
    <style:style style:name="P20" style:family="paragraph" style:parent-style-name="Answer">
      <style:text-properties officeooo:rsid="0181ef3c" officeooo:paragraph-rsid="0181ef3c"/>
    </style:style>
    <style:style style:name="P21" style:family="paragraph" style:parent-style-name="Answer">
      <style:text-properties officeooo:rsid="01820de0" officeooo:paragraph-rsid="01820de0"/>
    </style:style>
    <style:style style:name="P22" style:family="paragraph" style:parent-style-name="Answer">
      <style:paragraph-properties fo:margin-top="0in" fo:margin-bottom="0in" loext:contextual-spacing="false" fo:line-height="100%" fo:text-align="justify" style:justify-single-word="false">
        <style:tab-stops/>
      </style:paragraph-properties>
      <style:text-properties style:font-name="Liberation Serif" fo:font-size="12pt" officeooo:rsid="0181ef3c" officeooo:paragraph-rsid="0181ef3c" style:font-size-asian="12pt" style:font-size-complex="12pt"/>
    </style:style>
    <style:style style:name="T1" style:family="text">
      <style:text-properties officeooo:rsid="00a54f74"/>
    </style:style>
    <style:style style:name="T2" style:family="text">
      <style:text-properties officeooo:rsid="000b9aca"/>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172d51b" style:font-size-asian="12pt" style:font-size-complex="12pt"/>
    </style:style>
    <style:style style:name="T5" style:family="text">
      <style:text-properties style:font-name="Liberation Serif" fo:font-size="12pt" officeooo:rsid="01759d28" style:font-size-asian="12pt" style:font-size-complex="12pt"/>
    </style:style>
    <style:style style:name="T6" style:family="text">
      <style:text-properties officeooo:rsid="01759d28"/>
    </style:style>
    <style:style style:name="T7" style:family="text">
      <style:text-properties officeooo:rsid="0179f51d"/>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480779107655187421" text:style-name="L1">
        <text:list-item>
          <text:p text:style-name="P16">[Tanenbaum 1.8] One reason GUIs were initially slow to be adopted was the cost of the hardware needed to support them. How much video RAM is needed to support a 25-line × 80-row character monochrome text screen? How much for a 1200 × 900-pi<text:span text:style-name="T6">x</text:span>el 24-bit color bitmap? What was the cost of this RAM at 1980 prices ($5/KB)? How much is it now (probably pennies per MB, cite your source for the current prices)?</text:p>
        </text:list-item>
      </text:list>
      <text:p text:style-name="P4"/>
      <text:p text:style-name="P8">Monochrome text screen, each character standard size is 8bit(row) x 8bit(height) for the character on the screen which means each character is 64bits of memory.</text:p>
      <text:p text:style-name="P8"/>
      <text:p text:style-name="P8">Video RAM = <draw:frame draw:style-name="fr1" draw:name="Object1" text:anchor-type="as-char" svg:y="-0.1484in" svg:width="3.7547in" svg:height="0.1839in" draw:z-index="0"><draw:object xlink:href="./Object 1" xlink:type="simple" xlink:show="embed" xlink:actuate="onLoad"/><draw:image xlink:href="./ObjectReplacements/Object 1" xlink:type="simple" xlink:show="embed" xlink:actuate="onLoad"/></draw:frame></text:p>
      <text:p text:style-name="P9">Since Video RAM for the display is 16KB we can calculate the cost <text:span text:style-name="T6">for RAM based on the price in the 1980's </text:span><text:span text:style-name="T4">($5/KB) </text:span><text:span text:style-name="T5">makes the cost $80 for the video buffer.</text:span></text:p>
      <text:p text:style-name="P19">If the display was just a character buffer we could look at the size to be only 2KB which will only cost $10.</text:p>
      <text:p text:style-name="P19"/>
      <text:p text:style-name="P10"><text:span text:style-name="T3">Video RAM 1200x900 = </text:span><text:span text:style-name="T3"><draw:frame draw:style-name="fr1" draw:name="Object2" text:anchor-type="as-char" svg:y="-0.1484in" svg:width="4.0272in" svg:height="0.1839in" draw:z-index="1"><draw:object xlink:href="./Object 2" xlink:type="simple" xlink:show="embed" xlink:actuate="onLoad"/><draw:image xlink:href="./ObjectReplacements/Object 2" xlink:type="simple" xlink:show="embed" xlink:actuate="onLoad"/></draw:frame></text:span></text:p>
      <text:p text:style-name="P10"><text:span text:style-name="T3">When we compare the cost to $5/KB the price for this display would have been </text:span><text:span text:style-name="T3"><draw:frame draw:style-name="fr1" draw:name="Object3" text:anchor-type="as-char" svg:y="-0.1484in" svg:width="1.8134in" svg:height="0.1839in" draw:z-index="2"><draw:object xlink:href="./Object 3" xlink:type="simple" xlink:show="embed" xlink:actuate="onLoad"/><draw:image xlink:href="./ObjectReplacements/Object 3" xlink:type="simple" xlink:show="embed" xlink:actuate="onLoad"/></draw:frame></text:span></text:p>
      <text:p text:style-name="P11"><text:span text:style-name="T6">With current cost of RAM costing around </text:span>0.0056 <text:span text:style-name="T6">per MB we can calculate it to be </text:span><text:span text:style-name="T6"><draw:frame draw:style-name="fr1" draw:name="Object4" text:anchor-type="as-char" svg:y="-0.1484in" svg:width="1.5701in" svg:height="0.1839in" draw:z-index="3"><draw:object xlink:href="./Object 4" xlink:type="simple" xlink:show="embed" xlink:actuate="onLoad"/><draw:image xlink:href="./ObjectReplacements/Object 4" xlink:type="simple" xlink:show="embed" xlink:actuate="onLoad"/></draw:frame></text:span><text:span text:style-name="T6">.</text:span></text:p>
      <text:p text:style-name="P8"/>
      <text:p text:style-name="P8">Cost Source: <text:a xlink:type="simple" xlink:href="http://www.jcmit.com/memoryprice.htm" text:style-name="Internet_20_link" text:visited-style-name="Visited_20_Internet_20_Link">http://www.jcmit.com/memoryprice.htm</text:a></text:p>
      <text:p text:style-name="P8"/>
      <text:p text:style-name="P14"/>
      <text:p text:style-name="P14"/>
      <text:list xml:id="list234158106314641" text:continue-numbering="true" text:style-name="L1">
        <text:list-item>
          <text:p text:style-name="P17">[Tanenbaum 1.15] Consider a computer system that has cache memory, main memory (RAM) and disk, and an operating system that uses virtual memory. It takes 1 nsec to access a word from the cache, 10 nsec to access a word from the RAM, and 10 ms to access a word from the disk. If the cache hit rate is 95% and main memory hit rate (after a cache miss) is 99%, what is the average time to access a word?</text:p>
        </text:list-item>
      </text:list>
      <text:p text:style-name="P4"/>
      <text:p text:style-name="P12">Word cache<text:tab/>:<draw:frame draw:style-name="fr1" draw:name="Object5" text:anchor-type="as-char" svg:y="-0.1484in" svg:width="1.711in" svg:height="0.2091in" draw:z-index="4"><draw:object xlink:href="./Object 5" xlink:type="simple" xlink:show="embed" xlink:actuate="onLoad"/><draw:image xlink:href="./ObjectReplacements/Object 5" xlink:type="simple" xlink:show="embed" xlink:actuate="onLoad"/></draw:frame></text:p>
      <text:p text:style-name="P12">Word RAM<text:tab/>:<draw:frame draw:style-name="fr1" draw:name="Object6" text:anchor-type="as-char" svg:y="-0.1484in" svg:width="2.2811in" svg:height="0.2091in" draw:z-index="5"><draw:object xlink:href="./Object 6" xlink:type="simple" xlink:show="embed" xlink:actuate="onLoad"/><draw:image xlink:href="./ObjectReplacements/Object 6" xlink:type="simple" xlink:show="embed" xlink:actuate="onLoad"/></draw:frame></text:p>
      <text:p text:style-name="P12">Word Disk<text:tab/>:<draw:frame draw:style-name="fr1" draw:name="Object7" text:anchor-type="as-char" svg:y="-0.1484in" svg:width="2.0335in" svg:height="0.2091in" draw:z-index="6"><draw:object xlink:href="./Object 7" xlink:type="simple" xlink:show="embed" xlink:actuate="onLoad"/><draw:image xlink:href="./ObjectReplacements/Object 7" xlink:type="simple" xlink:show="embed" xlink:actuate="onLoad"/></draw:frame></text:p>
      <text:p text:style-name="P12">Average access time<text:tab/>:<draw:frame draw:style-name="fr1" draw:name="Object8" text:anchor-type="as-char" svg:y="-0.1484in" svg:width="1.7744in" svg:height="0.2091in" draw:z-index="7"><draw:object xlink:href="./Object 8" xlink:type="simple" xlink:show="embed" xlink:actuate="onLoad"/><draw:image xlink:href="./ObjectReplacements/Object 8" xlink:type="simple" xlink:show="embed" xlink:actuate="onLoad"/></draw:frame></text:p>
      <text:p text:style-name="P4"/>
      <text:p text:style-name="P4"/>
      <text:list xml:id="list234158176786152" text:continue-numbering="true" text:style-name="L1">
        <text:list-item>
          <text:p text:style-name="P17">[Tanenbaum 1.31] Explain how separation of policy and mechanism aids in building microkernel-based operating systems.</text:p>
        </text:list-item>
      </text:list>
      <text:p text:style-name="P2"/>
      <text:p text:style-name="P5">The separation of policy and mechanism will simplify the code for the kernel. The kernel should be designed to be small and light weight. Since the policies can be put in the userland we can remove them from the kernel to optimize the system. Primary mechanisms that are critical for the primary system should be placed in the kernel and any more complexed mechanisms should be placed along with the policies on the userland.</text:p>
      <text:p text:style-name="P15"><text:soft-page-break/></text:p>
      <text:p text:style-name="P15"/>
      <text:list xml:id="list234158197652818" text:continue-numbering="true" text:style-name="L1">
        <text:list-item>
          <text:p text:style-name="P17">[Tanenbaum 12.3] Hierarchical file names always start at the top of the tree. Consider, for example, the file name /usr/ast/books/mos2/chap-12 rather than char-12/mos2/books/ast/usr. In contrast, DNS names start at the bottom of the tree and work up. Is there some fundamental reason for this difference?</text:p>
        </text:list-item>
      </text:list>
      <text:p text:style-name="P4"/>
      <text:p text:style-name="P13">For a DNS server, it was designed to be <text:span text:style-name="T7">cached and organized hierarchically(RFC 1034). For example ece/umassd/edu is how a DNS name starts at the bottom of the tree and work its way up. This convention with starting from the bottom up is now a standard.</text:span></text:p>
      <text:p text:style-name="P4"/>
      <text:p text:style-name="P4"/>
      <text:list xml:id="list234159350248123" text:continue-numbering="true" text:style-name="L1">
        <text:list-item>
          <text:p text:style-name="P17">[Tanenbaum 12.7] Careful optimization can improve system-call performance. Consider the case in which one system call is made every 10 msec. The average time for a call is 2 msec. If the system call can be speedup by a factor of two, how long does a process that took 10 sec to run now take?</text:p>
        </text:list-item>
      </text:list>
      <text:p text:style-name="P3"/>
      <text:p text:style-name="Answer">If the speed up by a factor of two then the call time will decrease from 2ms to 1ms. This will increase the availability of a non-system by 1ms. This will improve the speed from avg 8ms of use to 9ms. If a process took 10 seconds to complete, with the new improvement the process will be achieved 10% faster therefore it will only take 9 seconds.</text:p>
      <text:p text:style-name="P15"/>
      <text:p text:style-name="P15"/>
      <text:list xml:id="list234157967412939" text:continue-numbering="true" text:style-name="L1">
        <text:list-item>
          <text:p text:style-name="P17">[Liu] To get you warmed up with our ECE programming environment, write a simple code to read my file “ece565hw01.txt” and echo its content on screen.</text:p>
          <text:p text:style-name="P17">Use any programming language you are familiar with on any environment provided by ECE565 Lab Resources or available on your own desktop/laptop. Deliverables include:</text:p>
        </text:list-item>
      </text:list>
      <text:list xml:id="list3504312190185684176" text:style-name="L2">
        <text:list-item>
          <text:p text:style-name="P18">Source Code (information required)</text:p>
        </text:list-item>
      </text:list>
      <text:p text:style-name="P6"><text:span text:style-name="_5f_OOoComputerComment">#!/usr/bin/python</text:span></text:p>
      <text:p text:style-name="P6"><text:span text:style-name="_5f_OOoComputerComment"># Daniel Noyes, 01242110, ECE565F2015 HW#1</text:span></text:p>
      <text:p text:style-name="P6"><text:span text:style-name="_5f_OOoComputerComment"># HW#1 create program to read and print a file</text:span></text:p>
      <text:p text:style-name="P6"><text:span text:style-name="_5f_OOoComputerComment"># Programming Language : Python</text:span></text:p>
      <text:p text:style-name="P6"><text:span text:style-name="_5f_OOoComputerComment"># Environment: Linux</text:span></text:p>
      <text:p text:style-name="P6"><text:span text:style-name="_5f_OOoComputerComment"># Instructions: run in bash "python ece565hw01code.py ece565hw01.txt"</text:span></text:p>
      <text:p text:style-name="P6"><text:span text:style-name="_5f_OOoComputerKeyWord">import</text:span> <text:span text:style-name="_5f_OOoComputerIdent">sys</text:span></text:p>
      <text:p text:style-name="P6"/>
      <text:p text:style-name="P6"><text:span text:style-name="_5f_OOoComputerKeyWord">def</text:span> <text:span text:style-name="_5f_OOoComputerIdent">printfile</text:span><text:span text:style-name="_5f_OOoComputerSpecial">(</text:span><text:span text:style-name="_5f_OOoComputerIdent">fname</text:span><text:span text:style-name="_5f_OOoComputerSpecial">):</text:span></text:p>
      <text:p text:style-name="P6"><text:tab/><text:span text:style-name="_5f_OOoComputerKeyWord">print</text:span><text:span text:style-name="_5f_OOoComputerSpecial">(</text:span><text:span text:style-name="_5f_OOoComputerLiteral">'Input file is : %s'</text:span> <text:span text:style-name="_5f_OOoComputerSpecial">%</text:span> <text:span text:style-name="_5f_OOoComputerIdent">fname</text:span><text:span text:style-name="_5f_OOoComputerSpecial">)</text:span></text:p>
      <text:p text:style-name="P6"><text:tab/><text:span text:style-name="_5f_OOoComputerIdent">fh</text:span> <text:span text:style-name="_5f_OOoComputerSpecial">=</text:span> <text:span text:style-name="_5f_OOoComputerIdent">open</text:span><text:span text:style-name="_5f_OOoComputerSpecial">(</text:span><text:span text:style-name="_5f_OOoComputerIdent">fname</text:span><text:span text:style-name="_5f_OOoComputerSpecial">)</text:span></text:p>
      <text:p text:style-name="P6"><text:tab/><text:span text:style-name="_5f_OOoComputerKeyWord">for</text:span> <text:span text:style-name="_5f_OOoComputerIdent">line</text:span> <text:span text:style-name="_5f_OOoComputerKeyWord">in</text:span> <text:span text:style-name="_5f_OOoComputerIdent">fh</text:span><text:span text:style-name="_5f_OOoComputerSpecial">:</text:span></text:p>
      <text:p text:style-name="P6"><text:tab/><text:tab/><text:span text:style-name="_5f_OOoComputerKeyWord">print</text:span><text:span text:style-name="_5f_OOoComputerSpecial">(</text:span><text:span text:style-name="_5f_OOoComputerIdent">line</text:span><text:span text:style-name="_5f_OOoComputerSpecial">)</text:span></text:p>
      <text:p text:style-name="P6"/>
      <text:p text:style-name="P6"><text:span text:style-name="_5f_OOoComputerKeyWord">if</text:span> <text:span text:style-name="_5f_OOoComputerIdent">__name__</text:span> <text:span text:style-name="_5f_OOoComputerSpecial">==</text:span> <text:span text:style-name="_5f_OOoComputerLiteral">"__main__"</text:span><text:span text:style-name="_5f_OOoComputerSpecial">:</text:span></text:p>
      <text:p text:style-name="P6"><text:tab/><text:span text:style-name="_5f_OOoComputerIdent">printfile</text:span><text:span text:style-name="_5f_OOoComputerSpecial">(</text:span><text:span text:style-name="_5f_OOoComputerIdent">str</text:span><text:span text:style-name="_5f_OOoComputerSpecial">(</text:span><text:span text:style-name="_5f_OOoComputerIdent">sys</text:span><text:span text:style-name="_5f_OOoComputerSpecial">.</text:span><text:span text:style-name="_5f_OOoComputerIdent">argv</text:span><text:span text:style-name="_5f_OOoComputerSpecial">[</text:span><text:span text:style-name="_5f_OOoComputerLiteral">1</text:span><text:span text:style-name="_5f_OOoComputerSpecial">]))</text:span></text:p>
      <text:p text:style-name="P7"><text:soft-page-break/></text:p>
      <text:list xml:id="list234158741364257" text:continue-numbering="true" text:style-name="L2">
        <text:list-item>
          <text:p text:style-name="P18">Screen Clip</text:p>
        </text:list-item>
      </text:list>
      <text:p text:style-name="P7"/>
      <text:p text:style-name="P22">$ python ece565hw01code.py ece565hw01.txt </text:p>
      <text:p text:style-name="P22">Input file is : ece565hw01.txt</text:p>
      <text:p text:style-name="P22">Welcome to ECE565!</text:p>
      <text:p text:style-name="P7"/>
      <text:list xml:id="list234157804211849" text:continue-numbering="true" text:style-name="L2">
        <text:list-item>
          <text:p text:style-name="P18">Demo (if requested by the instructor)</text:p>
        </text:list-item>
      </text:list>
      <text:p text:style-name="P4"/>
      <text:p text:style-name="P21">Demonstration available upon request</text:p>
      <text:p text:style-name="P20">[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uxi Sans" style:font-family-complex="'Luxi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xi Sans1" style:font-family-complex="'Luxi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xi Sans1" style:font-family-complex="'Luxi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xi Sans1" style:font-family-complex="'Luxi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estion" style:family="paragraph" style:parent-style-name="Standard" style:master-page-name="">
      <style:paragraph-properties fo:margin-left="0.2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ans" fo:font-family="'Liberation Sans'" style:font-style-name="Regular" style:font-family-generic="swiss" style:font-pitch="variable" style:font-size-asian="10.5pt"/>
    </style:style>
    <style:style style:name="Sub_5f_Question" style:display-name="Sub_Question" style:family="paragraph" style:parent-style-name="List_20_Paragraph" style:list-style-name="WWNum4">
      <style:paragraph-properties fo:text-align="justify" style:justify-single-word="false"/>
    </style:style>
    <style:style style:name="Answer" style:family="paragraph" style:parent-style-name="List_20_Paragraph">
      <style:paragraph-properties fo:margin-left="0.5in" fo:margin-right="0.5in" fo:text-align="justify" style:justify-single-word="false" fo:text-indent="0in" style:auto-text-indent="false"/>
      <style:text-properties style:font-name="Liberation Serif1" fo:font-family="'Liberation Serif'" style:font-style-name="Regular" style:font-family-generic="roman" style:font-pitch="variable" officeooo:rsid="001009e1"/>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left="0.25in" fo:margin-right="0in" fo:margin-top="0in" fo:margin-bottom="0in" loext:contextual-spacing="false" fo:line-height="100%" fo:text-indent="0in" style:auto-text-indent="false"/>
      <style:text-properties fo:language="zxx" fo:country="none" style:language-asian="zxx" style:country-asian="none" style:language-complex="zxx" style:country-complex="none"/>
    </style:style>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5f_Question" style:display-name="SUB_Question" style:family="paragraph" style:parent-style-name="Question">
      <style:paragraph-properties fo:margin-left="0.35in" fo:margin-right="0.35in" fo:text-indent="-0.25in" style:auto-text-indent="false" style:shadow="none">
        <style:tab-stops/>
      </style:paragraph-properties>
    </style:style>
    <style:style style:name="Figure" style:family="paragraph" style:parent-style-name="Caption"/>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Addressee" style:family="paragraph" style:parent-style-name="Standard"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Bibliography_20_1" style:display-name="Bibliography 1"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1" style:display-name="Illustration Index 1" style:family="paragraph" style:parent-style-name="Index"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Label_20_1" style:display-name="ListLabel 1" style:family="text">
      <style:text-properties fo:color="#00000a" fo:font-size="12pt" fo:letter-spacing="normal" fo:font-style="normal" fo:font-weight="normal" style:font-size-asian="12pt" style:font-style-asian="normal" style:font-weight-asian="normal" style:text-scale="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variant="normal" fo:text-transform="none" fo:color="#00000a"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text-scale="100%" style:font-relief="none" text:display="tru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OOoComputerCode" style:family="text">
      <style:text-properties fo:color="#000000" style:font-name="Liberation Serif" fo:font-family="'Liberation Serif'"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officeooo:rsid="00a54f74"/>
    </style:style>
    <style:style style:name="MT2" style:family="text">
      <style:text-properties officeooo:rsid="000b9aca"/>
    </style:style>
    <style:style style:name="MSect1" style:family="section">
      <style:section-properties text:dont-balance-text-columns="false" style:editable="false">
        <style:columns fo:column-count="1" fo:column-gap="0in"/>
      </style:section-properties>
    </style:style>
    <style:page-layout style:name="Mpm1">
      <style:page-layout-properties fo:page-width="8.5in" fo:page-height="11in" style:num-format="1" style:print-orientation="portrait" fo:margin-top="0.6291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svg:height="0.5811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Daniel Noyes<text:tab/>ECE <text:span text:style-name="MT1">565</text:span> <text:span text:style-name="MT2">Homework #1<text:tab/></text:span>Page: <text:page-number text:select-page="current">3</text:page-number>/<text:page-count>3</text:page-count></text:p>
        </text:section>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iuiji </meta:initial-creator>
    <meta:creation-date>2012-09-09T14:50:18</meta:creation-date>
    <dc:date>2015-09-14T23:41:57.061231600</dc:date>
    <meta:editing-duration>P2DT6H56M48S</meta:editing-duration>
    <meta:editing-cycles>239</meta:editing-cycles>
    <meta:generator>LibreOffice/5.0.1.2.0$Linux_X86_64 LibreOffice_project/00m0$Build-2</meta:generator>
    <meta:document-statistic meta:table-count="0" meta:image-count="0" meta:object-count="8" meta:page-count="3" meta:paragraph-count="45" meta:word-count="744" meta:character-count="4239" meta:non-whitespace-character-count="3536"/>
  </office:meta>
</office:document-meta>
</file>

<file path=Object 1/content.xml><?xml version="1.0" encoding="utf-8"?>
<math xmlns="http://www.w3.org/1998/Math/MathML" display="block">
  <semantics>
    <mrow>
      <mrow>
        <mrow>
          <mn>25</mn>
          <mo stretchy="false">∗</mo>
          <mn>80</mn>
        </mrow>
        <mo stretchy="false">=</mo>
        <mn>2000</mn>
      </mrow>
      <mi mathvariant="italic">char</mi>
      <mtext> =&gt;</mtext>
      <mrow>
        <mrow>
          <mn>2000</mn>
          <mo stretchy="false">∗</mo>
          <mn>64</mn>
        </mrow>
        <mo stretchy="false">=</mo>
        <mn>128000</mn>
      </mrow>
      <mi mathvariant="italic">bits</mi>
      <mtext>=&gt;</mtext>
      <mn>16</mn>
      <mi mathvariant="italic">KB</mi>
    </mrow>
    <annotation encoding="StarMath 5.0">25*80 = 2000 char " =&gt;" 2000*64 = 128000 bits "=&gt;" 16 KB</annotation>
  </semantics>
</math>
</file>

<file path=Object 2/content.xml><?xml version="1.0" encoding="utf-8"?>
<math xmlns="http://www.w3.org/1998/Math/MathML" display="block">
  <semantics>
    <mrow>
      <mrow>
        <mrow>
          <mn>1200</mn>
          <mo stretchy="false">∗</mo>
          <mn>900</mn>
          <mo stretchy="false">∗</mo>
          <mn>24</mn>
        </mrow>
        <mo stretchy="false">=</mo>
        <mn>25920000</mn>
      </mrow>
      <mrow>
        <mtext>bits</mtext>
        <mo stretchy="false">=</mo>
        <mn>3240000</mn>
      </mrow>
      <mtext>bytes</mtext>
      <mtext>=&gt;</mtext>
      <mn>3.24</mn>
      <mi mathvariant="italic">MB</mi>
    </mrow>
    <annotation encoding="StarMath 5.0">1200*900*24 = 25920000 "bits" = 3240000 "bytes" "=&gt;" 3.24 MB</annotation>
  </semantics>
</math>
</file>

<file path=Object 3/content.xml><?xml version="1.0" encoding="utf-8"?>
<math xmlns="http://www.w3.org/1998/Math/MathML" display="block">
  <semantics>
    <mrow>
      <mn>3240</mn>
      <mrow>
        <mrow>
          <mi mathvariant="italic">KB</mi>
          <mo stretchy="false">∗</mo>
          <mn>5</mn>
          <mo stretchy="false">/</mo>
          <mi mathvariant="italic">KB</mi>
        </mrow>
        <mo stretchy="false">=</mo>
        <mtext>$</mtext>
      </mrow>
      <mn>16200</mn>
    </mrow>
    <annotation encoding="StarMath 5.0">3240KB*5/KB = "$"16200</annotation>
  </semantics>
</math>
</file>

<file path=Object 4/content.xml><?xml version="1.0" encoding="utf-8"?>
<math xmlns="http://www.w3.org/1998/Math/MathML" display="block">
  <semantics>
    <mrow>
      <mrow>
        <mrow>
          <mn>3.24</mn>
          <mo stretchy="false">∗</mo>
          <mn>0.0056</mn>
        </mrow>
        <mo stretchy="false">=</mo>
        <mtext>$</mtext>
      </mrow>
      <mn>0.018</mn>
    </mrow>
    <annotation encoding="StarMath 5.0">3.24 * 0.0056 = "$" 0.018</annotation>
  </semantics>
</math>
</file>

<file path=Object 5/content.xml><?xml version="1.0" encoding="utf-8"?>
<math xmlns="http://www.w3.org/1998/Math/MathML" display="block">
  <semantics>
    <mrow>
      <mrow>
        <msub>
          <mi>W</mi>
          <mi>C</mi>
        </msub>
        <mo stretchy="false">=</mo>
        <mrow>
          <mn>0.95</mn>
          <mo stretchy="false">∗</mo>
          <mn>1</mn>
        </mrow>
      </mrow>
      <mrow>
        <mi mathvariant="italic">ns</mi>
        <mo stretchy="false">=</mo>
        <mn>0.95</mn>
      </mrow>
      <mi mathvariant="italic">ns</mi>
    </mrow>
    <annotation encoding="StarMath 5.0">W_C =0.95*1 ns = 0.95 ns</annotation>
  </semantics>
</math>
</file>

<file path=Object 6/content.xml><?xml version="1.0" encoding="utf-8"?>
<math xmlns="http://www.w3.org/1998/Math/MathML" display="block">
  <semantics>
    <mrow>
      <mrow>
        <msub>
          <mi>W</mi>
          <mi>R</mi>
        </msub>
        <mo stretchy="false">=</mo>
        <mrow>
          <mn>0.05</mn>
          <mo stretchy="false">∗</mo>
          <mn>10</mn>
        </mrow>
      </mrow>
      <mrow>
        <mrow>
          <mi mathvariant="italic">ns</mi>
          <mo stretchy="false">∗</mo>
          <mn>0.99</mn>
        </mrow>
        <mo stretchy="false">=</mo>
        <mn>0.495</mn>
      </mrow>
      <mi mathvariant="italic">ns</mi>
    </mrow>
    <annotation encoding="StarMath 5.0">W_R =0.05*10ns*0.99 = 0.495 ns</annotation>
  </semantics>
</math>
</file>

<file path=Object 7/content.xml><?xml version="1.0" encoding="utf-8"?>
<math xmlns="http://www.w3.org/1998/Math/MathML" display="block">
  <semantics>
    <mrow>
      <mrow>
        <msub>
          <mi>W</mi>
          <mi>D</mi>
        </msub>
        <mo stretchy="false">=</mo>
        <mrow>
          <mn>0.05</mn>
          <mo stretchy="false">∗</mo>
          <mn>10</mn>
        </mrow>
      </mrow>
      <mrow>
        <mrow>
          <mi mathvariant="italic">ms</mi>
          <mo stretchy="false">∗</mo>
          <mn>0.01</mn>
        </mrow>
        <mo stretchy="false">=</mo>
        <mn>5</mn>
      </mrow>
      <mi mathvariant="italic">us</mi>
    </mrow>
    <annotation encoding="StarMath 5.0">W_D=0.05*10ms*0.01 = 5us</annotation>
  </semantics>
</math>
</file>

<file path=Object 8/content.xml><?xml version="1.0" encoding="utf-8"?>
<math xmlns="http://www.w3.org/1998/Math/MathML" display="block">
  <semantics>
    <mrow>
      <mrow>
        <msub>
          <mi>W</mi>
          <mi>C</mi>
        </msub>
        <mo stretchy="false">+</mo>
        <msub>
          <mi>W</mi>
          <mi>R</mi>
        </msub>
        <mo stretchy="false">+</mo>
        <msub>
          <mi>W</mi>
          <mi>D</mi>
        </msub>
      </mrow>
      <mo stretchy="false">=</mo>
      <mn>5.001445</mn>
    </mrow>
    <annotation encoding="StarMath 5.0">W_C + W_R + W_D = 5.001445</annotation>
  </semantics>
</math>
</file>